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3596a4" officeooo:paragraph-rsid="003596a4"/>
    </style:style>
    <style:style style:name="P2" style:family="paragraph" style:parent-style-name="Standard">
      <style:text-properties officeooo:rsid="0035c04c" officeooo:paragraph-rsid="0035c04c"/>
    </style:style>
    <style:style style:name="P3" style:family="paragraph" style:parent-style-name="Standard">
      <style:text-properties officeooo:rsid="0068080d" officeooo:paragraph-rsid="0068080d"/>
    </style:style>
    <style:style style:name="P4" style:family="paragraph" style:parent-style-name="Standard">
      <style:text-properties officeooo:rsid="0035c04c" officeooo:paragraph-rsid="0068080d"/>
    </style:style>
    <style:style style:name="P5" style:family="paragraph" style:parent-style-name="Standard">
      <style:text-properties fo:language="en" fo:country="US" officeooo:rsid="005f44c9" officeooo:paragraph-rsid="00603e9a"/>
    </style:style>
    <style:style style:name="P6" style:family="paragraph" style:parent-style-name="Standard">
      <style:text-properties officeooo:rsid="004196ba" officeooo:paragraph-rsid="004c41c9"/>
    </style:style>
    <style:style style:name="P7" style:family="paragraph" style:parent-style-name="Standard">
      <style:text-properties officeooo:rsid="00486b08" officeooo:paragraph-rsid="00486b08"/>
    </style:style>
    <style:style style:name="P8" style:family="paragraph" style:parent-style-name="Standard">
      <style:text-properties officeooo:rsid="0018568e" officeooo:paragraph-rsid="00690e61"/>
    </style:style>
    <style:style style:name="P9" style:family="paragraph" style:parent-style-name="Standard">
      <style:text-properties fo:color="#ff0000" loext:opacity="100%" officeooo:rsid="0056de6e" officeooo:paragraph-rsid="00690e61"/>
    </style:style>
    <style:style style:name="P10" style:family="paragraph" style:parent-style-name="Standard">
      <style:text-properties officeooo:rsid="0065b34b" officeooo:paragraph-rsid="00690e61"/>
    </style:style>
    <style:style style:name="P11" style:family="paragraph" style:parent-style-name="Standard">
      <style:text-properties officeooo:rsid="00683c91" officeooo:paragraph-rsid="00690e61"/>
    </style:style>
    <style:style style:name="P12" style:family="paragraph" style:parent-style-name="Standard">
      <style:text-properties officeooo:rsid="00690e61" officeooo:paragraph-rsid="00690e61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56de6e" officeooo:paragraph-rsid="00690e61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56de6e" officeooo:paragraph-rsid="00690e61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93edf" officeooo:paragraph-rsid="00693edf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486b08" officeooo:paragraph-rsid="00693edf"/>
    </style:style>
    <style:style style:name="P17" style:family="paragraph" style:parent-style-name="Standard">
      <style:text-properties officeooo:rsid="00690e61" officeooo:paragraph-rsid="006a2ae9"/>
    </style:style>
    <style:style style:name="P18" style:family="paragraph" style:parent-style-name="Standard">
      <style:text-properties officeooo:rsid="006a2ae9" officeooo:paragraph-rsid="006beb9d"/>
    </style:style>
    <style:style style:name="P19" style:family="paragraph" style:parent-style-name="Standard">
      <style:text-properties officeooo:rsid="006a2ae9" officeooo:paragraph-rsid="006a2ae9"/>
    </style:style>
    <style:style style:name="P20" style:family="paragraph" style:parent-style-name="Standard">
      <style:text-properties officeooo:rsid="0018568e" officeooo:paragraph-rsid="0018568e"/>
    </style:style>
    <style:style style:name="P21" style:family="paragraph" style:parent-style-name="Standard">
      <style:text-properties officeooo:rsid="001aa22c" officeooo:paragraph-rsid="001aa22c"/>
    </style:style>
    <style:style style:name="P22" style:family="paragraph" style:parent-style-name="Standard">
      <style:text-properties fo:color="#ff0000" loext:opacity="100%" officeooo:rsid="0014b600" officeooo:paragraph-rsid="0014b600"/>
    </style:style>
    <style:style style:name="P23" style:family="paragraph" style:parent-style-name="Standard">
      <style:text-properties fo:color="#ff0000" loext:opacity="100%" officeooo:rsid="00167601" officeooo:paragraph-rsid="00167601"/>
    </style:style>
    <style:style style:name="P24" style:family="paragraph" style:parent-style-name="Standard">
      <style:text-properties fo:color="#ff0000" loext:opacity="100%" officeooo:rsid="00193bde" officeooo:paragraph-rsid="00193bde"/>
    </style:style>
    <style:style style:name="P25" style:family="paragraph" style:parent-style-name="Standard">
      <style:text-properties fo:color="#ff0000" loext:opacity="100%" officeooo:rsid="003c4717" officeooo:paragraph-rsid="003c4717"/>
    </style:style>
    <style:style style:name="P26" style:family="paragraph" style:parent-style-name="Standard">
      <style:text-properties officeooo:rsid="0030435e" officeooo:paragraph-rsid="0030435e"/>
    </style:style>
    <style:style style:name="P27" style:family="paragraph" style:parent-style-name="Standard">
      <style:text-properties officeooo:rsid="00388008" officeooo:paragraph-rsid="00388008"/>
    </style:style>
    <style:style style:name="P28" style:family="paragraph" style:parent-style-name="Standard">
      <style:text-properties officeooo:rsid="00545bf5" officeooo:paragraph-rsid="00545bf5"/>
    </style:style>
    <style:style style:name="P29" style:family="paragraph" style:parent-style-name="Standard">
      <style:text-properties officeooo:rsid="0039efca" officeooo:paragraph-rsid="0039efca"/>
    </style:style>
    <style:style style:name="P30" style:family="paragraph" style:parent-style-name="Standard">
      <style:text-properties officeooo:rsid="003c4717" officeooo:paragraph-rsid="003c4717"/>
    </style:style>
    <style:style style:name="P31" style:family="paragraph" style:parent-style-name="Standard">
      <style:text-properties officeooo:rsid="003de42b" officeooo:paragraph-rsid="003de42b"/>
    </style:style>
    <style:style style:name="P32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3de42b" officeooo:paragraph-rsid="003de42b"/>
    </style:style>
    <style:style style:name="P3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40f7b3" officeooo:paragraph-rsid="0040f7b3"/>
    </style:style>
    <style:style style:name="P34" style:family="paragraph" style:parent-style-name="Standard">
      <style:text-properties fo:language="en" fo:country="US" officeooo:rsid="005f44c9" officeooo:paragraph-rsid="005f44c9"/>
    </style:style>
    <style:style style:name="P35" style:family="paragraph" style:parent-style-name="Standard">
      <style:text-properties officeooo:rsid="00570190" officeooo:paragraph-rsid="00570190"/>
    </style:style>
    <style:style style:name="P36" style:family="paragraph" style:parent-style-name="Standard">
      <style:text-properties officeooo:rsid="005fc1f7" officeooo:paragraph-rsid="005fc1f7"/>
    </style:style>
    <style:style style:name="P37" style:family="paragraph" style:parent-style-name="Standard">
      <style:text-properties fo:color="#ff0000" loext:opacity="100%" officeooo:rsid="00603e9a" officeooo:paragraph-rsid="00603e9a"/>
    </style:style>
    <style:style style:name="P38" style:family="paragraph" style:parent-style-name="Standard">
      <style:text-properties style:use-window-font-color="true" loext:opacity="0%" officeooo:rsid="00603e9a" officeooo:paragraph-rsid="00603e9a"/>
    </style:style>
    <style:style style:name="P39" style:family="paragraph" style:parent-style-name="Standard">
      <style:text-properties officeooo:rsid="00193bde" officeooo:paragraph-rsid="0063eca2"/>
    </style:style>
    <style:style style:name="P40" style:family="paragraph" style:parent-style-name="Standard">
      <style:text-properties officeooo:rsid="001c30fc" officeooo:paragraph-rsid="0063eca2"/>
    </style:style>
    <style:style style:name="P41" style:family="paragraph" style:parent-style-name="Standard">
      <style:text-properties officeooo:rsid="001d1598" officeooo:paragraph-rsid="0063eca2"/>
    </style:style>
    <style:style style:name="P42" style:family="paragraph" style:parent-style-name="Standard">
      <style:text-properties officeooo:rsid="001d1598" officeooo:paragraph-rsid="0065b34b"/>
    </style:style>
    <style:style style:name="P43" style:family="paragraph" style:parent-style-name="Standard">
      <style:text-properties officeooo:rsid="001e29bf" officeooo:paragraph-rsid="0063eca2"/>
    </style:style>
    <style:style style:name="P44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43ffd" officeooo:paragraph-rsid="0063eca2"/>
    </style:style>
    <style:style style:name="P45" style:family="paragraph" style:parent-style-name="Standard">
      <style:text-properties officeooo:rsid="0023307f" officeooo:paragraph-rsid="0063eca2"/>
    </style:style>
    <style:style style:name="P46" style:family="paragraph" style:parent-style-name="Standard">
      <style:text-properties officeooo:rsid="002011e5" officeooo:paragraph-rsid="0063eca2"/>
    </style:style>
    <style:style style:name="P47" style:family="paragraph" style:parent-style-name="Standard">
      <style:text-properties officeooo:rsid="003c4717" officeooo:paragraph-rsid="0063eca2"/>
    </style:style>
    <style:style style:name="P48" style:family="paragraph" style:parent-style-name="Standard">
      <style:text-properties fo:color="#ff0000" loext:opacity="100%" officeooo:rsid="0025e29c" officeooo:paragraph-rsid="0063eca2"/>
    </style:style>
    <style:style style:name="P49" style:family="paragraph" style:parent-style-name="Standard">
      <style:text-properties officeooo:rsid="0058ec3b" officeooo:paragraph-rsid="0058ec3b"/>
    </style:style>
    <style:style style:name="P50" style:family="paragraph" style:parent-style-name="Standard">
      <style:text-properties officeooo:rsid="005994b1" officeooo:paragraph-rsid="005994b1"/>
    </style:style>
    <style:style style:name="P5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5994b1" officeooo:paragraph-rsid="005994b1"/>
    </style:style>
    <style:style style:name="P5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5994b1" officeooo:paragraph-rsid="005994b1"/>
    </style:style>
    <style:style style:name="P53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rsid="005c25d9" officeooo:paragraph-rsid="005994b1"/>
    </style:style>
    <style:style style:name="P54" style:family="paragraph" style:parent-style-name="Standard">
      <style:text-properties officeooo:rsid="0036968f" officeooo:paragraph-rsid="0036968f"/>
    </style:style>
    <style:style style:name="P55" style:family="paragraph" style:parent-style-name="Standard">
      <style:text-properties officeooo:rsid="004330f2" officeooo:paragraph-rsid="004330f2"/>
    </style:style>
    <style:style style:name="P56" style:family="paragraph" style:parent-style-name="Standard">
      <style:text-properties officeooo:rsid="003596a4" officeooo:paragraph-rsid="00442297"/>
    </style:style>
    <style:style style:name="P57" style:family="paragraph" style:parent-style-name="Standard">
      <style:text-properties officeooo:rsid="004330f2" officeooo:paragraph-rsid="00442297"/>
    </style:style>
    <style:style style:name="P58" style:family="paragraph" style:parent-style-name="Standard">
      <style:text-properties officeooo:rsid="00486b08" officeooo:paragraph-rsid="005c7d9d"/>
    </style:style>
    <style:style style:name="P59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4c41c9" officeooo:paragraph-rsid="004c41c9"/>
    </style:style>
    <style:style style:name="P60" style:family="paragraph" style:parent-style-name="Standard">
      <style:text-properties officeooo:rsid="004ec3af" officeooo:paragraph-rsid="004ec3af"/>
    </style:style>
    <style:style style:name="P61" style:family="paragraph" style:parent-style-name="Standard">
      <style:text-properties officeooo:rsid="004ee6ff" officeooo:paragraph-rsid="00545bf5"/>
    </style:style>
    <style:style style:name="P62" style:family="paragraph" style:parent-style-name="Standard">
      <style:text-properties officeooo:rsid="004f3e97" officeooo:paragraph-rsid="004f3e97"/>
    </style:style>
    <style:style style:name="P63" style:family="paragraph" style:parent-style-name="Standard">
      <style:text-properties officeooo:rsid="0056de6e" officeooo:paragraph-rsid="0056de6e"/>
    </style:style>
    <style:style style:name="P6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56de6e" officeooo:paragraph-rsid="0056de6e"/>
    </style:style>
    <style:style style:name="P6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56de6e" officeooo:paragraph-rsid="0056de6e"/>
    </style:style>
    <style:style style:name="P6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570190" officeooo:paragraph-rsid="00570190"/>
    </style:style>
    <style:style style:name="P67" style:family="paragraph" style:parent-style-name="Standard">
      <style:text-properties fo:color="#ff0000" loext:opacity="100%" officeooo:rsid="004330f2" officeooo:paragraph-rsid="004330f2"/>
    </style:style>
    <style:style style:name="P68" style:family="paragraph" style:parent-style-name="Standard">
      <style:text-properties officeooo:rsid="002011e5" officeooo:paragraph-rsid="00193bde"/>
    </style:style>
    <style:style style:name="P69" style:family="paragraph" style:parent-style-name="Standard">
      <style:text-properties officeooo:rsid="002011e5" officeooo:paragraph-rsid="002011e5"/>
    </style:style>
    <style:style style:name="P70" style:family="paragraph" style:parent-style-name="Standard">
      <style:text-properties officeooo:rsid="0025e29c" officeooo:paragraph-rsid="0025e29c"/>
    </style:style>
    <style:style style:name="T1" style:family="text">
      <style:text-properties officeooo:rsid="003596a4"/>
    </style:style>
    <style:style style:name="T2" style:family="text">
      <style:text-properties officeooo:rsid="006ebe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ea8c"/>
    </style:style>
    <style:style style:name="T5" style:family="text">
      <style:text-properties officeooo:rsid="0049eaa1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officeooo:rsid="0068c242"/>
    </style:style>
    <style:style style:name="T9" style:family="text">
      <style:text-properties officeooo:rsid="00690e6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90e61" style:font-weight-asian="normal" style:font-weight-complex="normal"/>
    </style:style>
    <style:style style:name="T12" style:family="text">
      <style:text-properties fo:font-weight="normal" officeooo:rsid="004ec3af" style:font-weight-asian="normal" style:font-weight-complex="normal"/>
    </style:style>
    <style:style style:name="T13" style:family="text">
      <style:text-properties fo:font-weight="normal" officeooo:rsid="004c41c9" style:font-weight-asian="normal" style:font-weight-complex="normal"/>
    </style:style>
    <style:style style:name="T14" style:family="text">
      <style:text-properties fo:language="en" fo:country="US" officeooo:rsid="0069ba09"/>
    </style:style>
    <style:style style:name="T15" style:family="text">
      <style:text-properties fo:language="en" fo:country="US" officeooo:rsid="006a2ae9"/>
    </style:style>
    <style:style style:name="T16" style:family="text">
      <style:text-properties fo:language="en" fo:country="US" officeooo:rsid="006beb9d"/>
    </style:style>
    <style:style style:name="T17" style:family="text">
      <style:text-properties fo:color="#ff0000" loext:opacity="100%"/>
    </style:style>
    <style:style style:name="T18" style:family="text">
      <style:text-properties officeooo:rsid="0040f7b3"/>
    </style:style>
    <style:style style:name="T19" style:family="text">
      <style:text-properties fo:font-weight="bold" officeooo:rsid="0040f7b3" style:font-weight-asian="bold" style:font-weight-complex="bold"/>
    </style:style>
    <style:style style:name="T20" style:family="text">
      <style:text-properties officeooo:rsid="005291fe"/>
    </style:style>
    <style:style style:name="T21" style:family="text">
      <style:text-properties officeooo:rsid="005fc1f7"/>
    </style:style>
    <style:style style:name="T22" style:family="text">
      <style:text-properties officeooo:rsid="001c30fc"/>
    </style:style>
    <style:style style:name="T23" style:family="text">
      <style:text-properties officeooo:rsid="0018568e"/>
    </style:style>
    <style:style style:name="T24" style:family="text">
      <style:text-properties officeooo:rsid="001e29bf"/>
    </style:style>
    <style:style style:name="T25" style:family="text">
      <style:text-properties officeooo:rsid="0025de07"/>
    </style:style>
    <style:style style:name="T26" style:family="text">
      <style:text-properties fo:font-weight="bold" officeooo:rsid="0025e29c" style:font-weight-asian="bold" style:font-weight-complex="bold"/>
    </style:style>
    <style:style style:name="T27" style:family="text">
      <style:text-properties officeooo:rsid="0025e29c"/>
    </style:style>
    <style:style style:name="T28" style:family="text">
      <style:text-properties officeooo:rsid="00213b8b"/>
    </style:style>
    <style:style style:name="T29" style:family="text">
      <style:text-properties officeooo:rsid="002c64c2"/>
    </style:style>
    <style:style style:name="T30" style:family="text">
      <style:text-properties officeooo:rsid="005f44c9"/>
    </style:style>
    <style:style style:name="T31" style:family="text">
      <style:text-properties officeooo:rsid="005e5b48"/>
    </style:style>
    <style:style style:name="T32" style:family="text">
      <style:text-properties officeooo:rsid="005a5d63"/>
    </style:style>
    <style:style style:name="T33" style:family="text">
      <style:text-properties officeooo:rsid="00388008"/>
    </style:style>
    <style:style style:name="T34" style:family="text">
      <style:text-properties officeooo:rsid="0035c04c"/>
    </style:style>
    <style:style style:name="T35" style:family="text">
      <style:text-properties officeooo:rsid="0035e531"/>
    </style:style>
    <style:style style:name="T36" style:family="text">
      <style:text-properties officeooo:rsid="0036968f"/>
    </style:style>
    <style:style style:name="T37" style:family="text">
      <style:text-properties officeooo:rsid="004330f2"/>
    </style:style>
    <style:style style:name="T38" style:family="text">
      <style:text-properties fo:font-weight="bold" officeooo:rsid="004330f2" style:font-weight-asian="bold" style:font-weight-complex="bold"/>
    </style:style>
    <style:style style:name="T39" style:family="text">
      <style:text-properties officeooo:rsid="0036bb5d"/>
    </style:style>
    <style:style style:name="T40" style:family="text">
      <style:text-properties officeooo:rsid="00442297"/>
    </style:style>
    <style:style style:name="T41" style:family="text">
      <style:text-properties fo:color="#ff0000" loext:opacity="100%" officeooo:rsid="00442297"/>
    </style:style>
    <style:style style:name="T42" style:family="text">
      <style:text-properties officeooo:rsid="004a5cc3"/>
    </style:style>
    <style:style style:name="T43" style:family="text">
      <style:text-properties officeooo:rsid="004d2ef2"/>
    </style:style>
    <style:style style:name="T44" style:family="text">
      <style:text-properties style:use-window-font-color="true" loext:opacity="0%" officeooo:rsid="005c25d9"/>
    </style:style>
    <style:style style:name="T45" style:family="text">
      <style:text-properties style:use-window-font-color="true" loext:opacity="0%" fo:font-weight="bold" officeooo:rsid="005c25d9" style:font-weight-asian="bold" style:font-weight-complex="bold"/>
    </style:style>
    <style:style style:name="T46" style:family="text">
      <style:text-properties style:use-window-font-color="true" loext:opacity="0%" officeooo:rsid="005c7d9d"/>
    </style:style>
    <style:style style:name="T47" style:family="text">
      <style:text-properties officeooo:rsid="004b7785"/>
    </style:style>
    <style:style style:name="T48" style:family="text">
      <style:text-properties officeooo:rsid="004c41c9"/>
    </style:style>
    <style:style style:name="T49" style:family="text">
      <style:text-properties officeooo:rsid="004ec3af"/>
    </style:style>
    <style:style style:name="T50" style:family="text">
      <style:text-properties officeooo:rsid="0056de6e"/>
    </style:style>
    <style:style style:name="T51" style:family="text">
      <style:text-properties officeooo:rsid="00545bf5"/>
    </style:style>
    <style:style style:name="T52" style:family="text">
      <style:text-properties officeooo:rsid="00514aeb"/>
    </style:style>
    <style:style style:name="T53" style:family="text">
      <style:text-properties fo:font-weight="bold" officeooo:rsid="00545bf5" style:font-weight-asian="bold" style:font-weight-complex="bold"/>
    </style:style>
    <style:style style:name="T54" style:family="text">
      <style:text-properties fo:font-weight="bold" officeooo:rsid="00514aeb" style:font-weight-asian="bold" style:font-weight-complex="bold"/>
    </style:style>
    <style:style style:name="T55" style:family="text">
      <style:text-properties officeooo:rsid="004fd17e"/>
    </style:style>
    <style:style style:name="T56" style:family="text">
      <style:text-properties officeooo:rsid="0056130e"/>
    </style:style>
    <style:style style:name="T57" style:family="text">
      <style:text-properties style:use-window-font-color="true" loext:opacity="0%" officeooo:rsid="002c80cf"/>
    </style:style>
    <style:style style:name="T58" style:family="text">
      <style:text-properties style:use-window-font-color="true" loext:opacity="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dgets doc: <text:a xlink:type="simple" xlink:href="https://tkdocs.com/tutorial/widgets.html" text:style-name="Internet_20_link" text:visited-style-name="Visited_20_Internet_20_Link">https://tkdocs.com/tutorial/widgets.html</text:a></text:p>
      <text:p text:style-name="P2">API reference: <text:a xlink:type="simple" xlink:href="https://tkdocs.com/pyref/index.html" text:style-name="Internet_20_link" text:visited-style-name="Visited_20_Internet_20_Link">https://tkdocs.com/pyref/index.html</text:a></text:p>
      <text:p text:style-name="P3">Tcl/Tk doc: <text:a xlink:type="simple" xlink:href="https://www.tcl-lang.org/man/tcl8.6/TkCmd/contents.htm" text:style-name="Internet_20_link" text:visited-style-name="Visited_20_Internet_20_Link">https://www.tcl-lang.org/man/tcl8.6/TkCmd/contents.htm</text:a></text:p>
      <text:p text:style-name="P4"/>
      <text:p text:style-name="P5">Instantiations of widgets are like: some_widget = Widget(root, {kw-args}).</text:p>
      <text:p text:style-name="Standard"><text:span text:style-name="T1">W</text:span>idth and height <text:span text:style-name="T2">may</text:span><text:span text:style-name="T1"> </text:span><text:span text:style-name="T2">be </text:span>measured in <text:span text:style-name="T3">text units</text:span> – <text:span text:style-name="T4">width/height of ‘0’ of default system font</text:span></text:p>
      <text:p text:style-name="P6">Each widget has configuration options(<text:span text:style-name="T3">see API reference</text:span>). Change option by</text:p>
      <text:p text:style-name="P6"><text:tab/>widget.<text:span text:style-name="T3">configure(</text:span>option = new_value<text:span text:style-name="T3">)</text:span></text:p>
      <text:p text:style-name="P7">Option <text:span text:style-name="T3">style</text:span> controls appearance, <text:span text:style-name="T5">it is common for many widgets</text:span>.</text:p>
      <text:p text:style-name="P7"/>
      <text:p text:style-name="P8">Use tkinter.END as 2nd argument to specify the end of input for Entry and Text</text:p>
      <text:p text:style-name="P9"/>
      <text:p text:style-name="P10"><text:span text:style-name="T6">Do not make long calculations inside event handlers – use separate thread. If you have </text:span><text:span text:style-name="T7">only 1 Tk object</text:span><text:span text:style-name="T6"> - GIL guarantees correct synchronization.</text:span></text:p>
      <text:p text:style-name="P7"/>
      <text:h text:style-name="Heading_20_1" text:outline-level="1">Widget state</text:h>
      <text:p text:style-name="P11">State “makes” button pressed or disabled, <text:span text:style-name="T8">checkbox selected, input form invalid etc.</text:span></text:p>
      <text:p text:style-name="P11"><text:span text:style-name="T8">State of c</text:span>lassic(non-themed) <text:span text:style-name="T9">widgets</text:span> <text:span text:style-name="T8">is accessed</text:span> <text:span text:style-name="T8">via </text:span>config. option <text:span text:style-name="T3">state</text:span><text:span text:style-name="T10"> </text:span><text:span text:style-name="T11">and it is value(</text:span><text:span text:style-name="T12">tkinter.NORMAL </text:span><text:span text:style-name="T11">or</text:span><text:span text:style-name="T13"> </text:span><text:span text:style-name="T12">tkinter.DISABLED</text:span><text:span text:style-name="T11">).</text:span></text:p>
      <text:p text:style-name="P12"><text:span text:style-name="T10">State of themed widgets is accessed via setter state(…) and getter instate(…) and it is set of flags. All widgets have the same set if flags, but may ignore some.</text:span></text:p>
      <text:p text:style-name="P13">Set flags: combo.state([“disabled”, … ]). To clear flag – use “!disabled”.</text:p>
      <text:p text:style-name="P14"><text:span text:style-name="T10">Check flags: combo.instate([“disabled”]). “!disabled” also works.</text:span></text:p>
      <text:p text:style-name="P15"><text:span text:style-name="T10">List of flags: </text:span><text:a xlink:type="simple" xlink:href="https://www.tcl-lang.org/man/tcl8.6/TkCmd/ttk_widget.htm#M32" text:style-name="Internet_20_link" text:visited-style-name="Visited_20_Internet_20_Link"><text:span text:style-name="T10">https://www.tcl-lang.org/man/tcl8.6/TkCmd/ttk_widget.htm#M32</text:span></text:a></text:p>
      <text:p text:style-name="P16"/>
      <text:h text:style-name="Heading_20_1" text:outline-level="1">Styles and themes</text:h>
      <text:p text:style-name="P17"><text:span text:style-name="T6">Style is </text:span><text:span text:style-name="T14">very </text:span><text:span text:style-name="T6">similar </text:span><text:span text:style-name="T14">to CSS style. </text:span></text:p>
      <text:p text:style-name="P17"><text:span text:style-name="T15">W</text:span><text:span text:style-name="T14">idget’</text:span><text:span text:style-name="T16">s</text:span><text:span text:style-name="T14"> </text:span><text:span text:style-name="T15">option style</text:span><text:span text:style-name="T14"> links widget with specific style: </text:span><text:span text:style-name="T15">button with style=“My.TButton” is linked with style “My.TButton”. If style=“” then widget is linked with default style – named as widget’s class(“TButton” for themed button). </text:span></text:p>
      <text:p text:style-name="P17"><text:span text:style-name="T14">Style takes into account state of a widget – pressed button looks a little different.</text:span></text:p>
      <text:p text:style-name="P18"><text:span text:style-name="T6">Theme is a set of styles.</text:span></text:p>
      <text:p text:style-name="P18"><text:span text:style-name="T16">Standard themes and how to change them: </text:span><text:a xlink:type="simple" xlink:href="https://tkdocs.com/tutorial/styles.html#usetheme" text:style-name="Internet_20_link" text:visited-style-name="Visited_20_Internet_20_Link"><text:span text:style-name="T16">https://tkdocs.com/tutorial/styles.html#usetheme</text:span></text:a></text:p>
      <text:p text:style-name="P19"><text:span text:style-name="T6"/></text:p>
      <text:p text:style-name="P20"/>
      <text:p text:style-name="P21">Text.get(“{line, 1-based}.{symbol, 0-based}”, “{line}.{symbol, <text:span text:style-name="T17">including??</text:span>}”)</text:p>
      <text:p text:style-name="Standard"/>
      <text:p text:style-name="P22">Show tip on hover?</text:p>
      <text:p text:style-name="P23">Tip inside Entry when it is empty?</text:p>
      <text:p text:style-name="P24">Entry validator?</text:p>
      <text:p text:style-name="P25">Entry.focus()</text:p>
      <text:p text:style-name="P26"/>
      <text:h text:style-name="Heading_20_1" text:outline-level="1"><text:soft-page-break/>tkinter.StringVar</text:h>
      <text:p text:style-name="P27">Keeps input of textual widget, allows to assign listeners of input change.</text:p>
      <text:p text:style-name="P28">If listener writes new value – it will NOT be re-invoked, <text:span text:style-name="T3">there will be no indefinite recursion</text:span>.</text:p>
      <text:p text:style-name="P29">Constructor requires container(window or frame) – WTF??, just pass container of a widget which will be linked to StringVal.</text:p>
      <text:p text:style-name="P30">Data-methods: .get(), .set(…)</text:p>
      <text:p text:style-name="P31">Listener-methods:</text:p>
      <text:p text:style-name="P32">trace_add(mode, callback)/trace(mode, callback) – adds callback, <text:span text:style-name="T18">returns ID of callback(</text:span><text:span text:style-name="T19">cbname</text:span><text:span text:style-name="T18">).</text:span> mode – when to invoke: “write”(on value changes), “read”(on value reads), “unset”(<text:span text:style-name="T17">wtf??</text:span>). callback – <text:span text:style-name="T20">should accept positional args.(which are useless), define as: def callback(*args)</text:span></text:p>
      <text:p text:style-name="P33">trace_remove(mode, cbname) – removes callback. mode – like for trace_add(…), cbname – value returned by trace_add(…)</text:p>
      <text:p text:style-name="P26"/>
      <text:h text:style-name="Heading_20_1" text:outline-level="1">Events &amp; virtual events</text:h>
      <text:p text:style-name="P34">“Events” are basic events sent by OS: “&lt;ButtonPress-1&gt;” for “left mouse button press”</text:p>
      <text:p text:style-name="P35">“<text:span text:style-name="T21">Virtual events</text:span>” <text:span text:style-name="T21">are higher level, widget specific events: “&lt;&lt;ListboxSelect&gt;&gt;” for “something selected in a listbox”.</text:span></text:p>
      <text:p text:style-name="P36">A syntax for event names is here: <text:a xlink:type="simple" xlink:href="https://www.tcl-lang.org/man/tcl8.6/TkCmd/bind.htm" text:style-name="Internet_20_link" text:visited-style-name="Visited_20_Internet_20_Link">https://www.tcl-lang.org/man/tcl8.6/TkCmd/bind.htm</text:a></text:p>
      <text:p text:style-name="P37">Where is a list of virtual events?</text:p>
      <text:p text:style-name="P38">Bind event with:</text:p>
      <text:p text:style-name="P38"><text:tab/>widget.bind(“&lt;Event-Name&gt;”, callback)</text:p>
      <text:p text:style-name="P38">callback should accept 1 argument – event-object.</text:p>
      <text:p text:style-name="P39"/>
      <text:p text:style-name="P39"/>
      <text:h text:style-name="Heading_20_1" text:outline-level="1">Widget placement management</text:h>
      <text:p text:style-name="P39">.<text:span text:style-name="T22">pack() kw-arguments:</text:span></text:p>
      <text:p text:style-name="P40">side = <text:span text:style-name="T23">tkinter.</text:span>TOP/BOTTOM/LEFT/RIGHT</text:p>
      <text:p text:style-name="P41">fill = tkinter.X/Y/BOTH – direction for expansion</text:p>
      <text:p text:style-name="P42"/>
      <text:p text:style-name="P41">.<text:span text:style-name="T24">columnconfigure(), .rowconfigure()</text:span></text:p>
      <text:p text:style-name="P43">1st arg. – index(0-based) or array of indexes</text:p>
      <text:p text:style-name="P44">weight – how <text:span text:style-name="T3">reacts on resizing</text:span>, actually a portion of space for a cell: cell with weight=1 will occupy less(expand slower) than a cell with cell=9.</text:p>
      <text:p text:style-name="P45">minsize – <text:span text:style-name="T25">min. width/height of a cell </text:span><text:span text:style-name="T26">in pixels</text:span><text:span text:style-name="T27">.</text:span></text:p>
      <text:p text:style-name="P43"/>
      <text:p text:style-name="P43">.grid() kw-arguments</text:p>
      <text:p text:style-name="P46">row, column – what cell</text:p>
      <text:p text:style-name="P47">columnspan=2 -??</text:p>
      <text:p text:style-name="P48">may occupy several cells?</text:p>
      <text:p text:style-name="P46">sticky – where to place content <text:span text:style-name="T28">in cell; by default in center, may be</text:span>: top(<text:span text:style-name="T28">north - </text:span>“n”), bottom(<text:span text:style-name="T28">south - </text:span>“<text:span text:style-name="T28">s</text:span>”), <text:span text:style-name="T28">right(“e”), left(“w”); also may be: “n</text:span><text:span text:style-name="T29">s</text:span><text:span text:style-name="T28">” – </text:span><text:span text:style-name="T29">anchors content to top and bottom, allows to resize vertically; “nsew” – anchors all sides, allows content to resize with cell.</text:span></text:p>
      <text:h text:style-name="Heading_20_1" text:outline-level="1"><text:soft-page-break/>tkinter.Label</text:h>
      <text:p text:style-name="P49">Just caption or image or both.</text:p>
      <text:p text:style-name="P50"><text:span text:style-name="T30">Constructor </text:span>kw-args:</text:p>
      <text:p text:style-name="P51">text, textvariable – text(literal or via StringVal)</text:p>
      <text:p text:style-name="P52">image – to show image instead of text(<text:span text:style-name="T3">see below</text:span>); <text:span text:style-name="T31">if you </text:span><text:span text:style-name="T32">still define text – it will be plan B</text:span></text:p>
      <text:p text:style-name="P53">compound – allows to show both image and text, specifies where is image: “left”, “top”, … , “center”(text on top of image)</text:p>
      <text:h text:style-name="Heading_20_2" text:outline-level="2">Showing image</text:h>
      <text:p text:style-name="Text_20_body"><text:span text:style-name="T32">photo</text:span> = PhotoImage(file='my-image.gif')</text:p>
      <text:p text:style-name="Text_20_body"><text:span text:style-name="T32">Label(…, </text:span>image = <text:span text:style-name="T32">photo, ...)</text:span></text:p>
      <text:h text:style-name="Heading_20_1" text:outline-level="1"><text:span text:style-name="T33">tkinter.</text:span>Entry</text:h>
      <text:p text:style-name="P26">To input some value.</text:p>
      <text:p text:style-name="P1"><text:span text:style-name="T30">Constructor </text:span>kw-arguments:</text:p>
      <text:p text:style-name="P1"><text:tab/>bg, fg – back-/foreground color: “black”, “#<text:span text:style-name="T34">FF</text:span>6347”</text:p>
      <text:p text:style-name="P1"><text:tab/><text:span text:style-name="T34">font – ('calibre',10, 'bold')</text:span></text:p>
      <text:p text:style-name="P1"><text:tab/><text:span text:style-name="T35">show – what char to use to hide a password: “*”</text:span></text:p>
      <text:p text:style-name="P1"><text:tab/>textvariable – <text:span text:style-name="T36">assign tkinter.StringVar variable to have access to entered data</text:span></text:p>
      <text:p text:style-name="P1"><text:tab/>validatecommand – <text:span text:style-name="T18">validation </text:span><text:span text:style-name="T37">command(</text:span><text:span text:style-name="T38">see below</text:span><text:span text:style-name="T37">)</text:span></text:p>
      <text:p text:style-name="P1"><text:tab/><text:span text:style-name="T18">validate – event which triggers re-validation</text:span><text:span text:style-name="T37">(</text:span><text:span text:style-name="T38">see below</text:span><text:span text:style-name="T37">)</text:span></text:p>
      <text:p text:style-name="P54">Manipulate content with: .get(), .delete({start}, {end, exclusive}), .insert(…)</text:p>
      <text:p text:style-name="P54">or via tkinter.StringVar variable<text:span text:style-name="T39">(should be passed to constructor). </text:span></text:p>
      <text:p text:style-name="P54"/>
      <text:h text:style-name="Heading_20_2" text:outline-level="2">Validation</text:h>
      <text:p text:style-name="P55"><text:span text:style-name="T31">Values for </text:span>validate(kv-argument above): “key”(entered character), “focusin”, “focusout”, “all”(all events).</text:p>
      <text:p text:style-name="P56">validatecommand<text:span text:style-name="T37">(kv-argument above) – tuple like (root.register(callback), ‘%P’, ‘%V’). </text:span></text:p>
      <text:p text:style-name="P57">root – container(window, frame) of a widget.</text:p>
      <text:p text:style-name="P56"><text:span text:style-name="T37">‘%P’, ‘%V’ – specify what args. to pass to the callback: </text:span>‘%<text:span text:style-name="T40">P</text:span>’ – <text:span text:style-name="T40">new value, ‘%V’ – what trigger</text:span><text:span text:style-name="T31">ed validation</text:span><text:span text:style-name="T40">(values like for kv-arg validate), ‘%s’ – prev. value, ‘%d’ – </text:span><text:span text:style-name="T41">some how allows differentiate inserts and deletes??</text:span></text:p>
      <text:p text:style-name="P56"><text:span text:style-name="T37">callback – </text:span><text:span text:style-name="T40">returns True/False.</text:span></text:p>
      <text:p text:style-name="P56"/>
      <text:h text:style-name="Heading_20_1" text:outline-level="1">tkinter.Button</text:h>
      <text:p text:style-name="P7"><text:span text:style-name="T30">Constructor </text:span>kw-args.:</text:p>
      <text:p text:style-name="P7"><text:tab/>text, <text:span text:style-name="T42">textvariable</text:span> – text<text:span text:style-name="T42">(literal or StringVar)</text:span> on a button</text:p>
      <text:p text:style-name="P7"><text:tab/><text:span text:style-name="T43">image – allow to place image </text:span><text:span text:style-name="T44">instead of text(</text:span><text:span text:style-name="T45">see tkinter.Label</text:span><text:span text:style-name="T44">)</text:span></text:p>
      <text:p text:style-name="P58"><text:span text:style-name="T44"><text:tab/></text:span><text:span text:style-name="T46">compound – show both image and text(</text:span><text:span text:style-name="T45">see tkinter.Label</text:span><text:span text:style-name="T46">)</text:span></text:p>
      <text:p text:style-name="P7"><text:tab/>command – <text:span text:style-name="T47">usual callback function</text:span></text:p>
      <text:p text:style-name="P7"><text:tab/><text:span text:style-name="T48">default – default state of a button(see below)</text:span></text:p>
      <text:p text:style-name="P59"><text:soft-page-break/>Button states: <text:span text:style-name="T49">tkinter.NORMAL</text:span>, <text:span text:style-name="T49">tkinter.DISABLED</text:span><text:span text:style-name="T43">(gray, not responsive); change it via usual button.configure(…).</text:span></text:p>
      <text:p text:style-name="P60">Push the button programatically: button.invoke()</text:p>
      <text:p text:style-name="P60"/>
      <text:h text:style-name="Heading_20_1" text:outline-level="1">tkinter.<text:span text:style-name="T50">ttk.</text:span>Combobox</text:h>
      <text:p text:style-name="P61">Drop-down list. User selects available option <text:span text:style-name="T51">or</text:span> may <text:span text:style-name="T52">enter</text:span> own.</text:p>
      <text:p text:style-name="P61"><text:span text:style-name="T51">E</text:span><text:span text:style-name="T52">ntered value is </text:span><text:span text:style-name="T53">not</text:span><text:span text:style-name="T54"> added</text:span><text:span text:style-name="T52"> to a list – </text:span><text:span text:style-name="T51">combobox works like</text:span><text:span text:style-name="T52"> </text:span><text:span text:style-name="T51">tkinter.Entry, listener of StringVar is invoked </text:span><text:span text:style-name="T53">on every change of input</text:span>.</text:p>
      <text:p text:style-name="P62"><text:span text:style-name="T30">Constructor </text:span>kw-args:</text:p>
      <text:p text:style-name="P62"><text:tab/><text:span text:style-name="T55">textvariable – StringVar, which will hold selected value</text:span></text:p>
      <text:p text:style-name="P62"><text:tab/><text:span text:style-name="T55">values – tuple of available values: (“1”, “2”, “3”)</text:span></text:p>
      <text:p text:style-name="P62"><text:tab/><text:span text:style-name="T52">state – </text:span><text:span text:style-name="T51">specify “readonly” </text:span><text:span text:style-name="T56">to forbid user to enter own values.</text:span></text:p>
      <text:p text:style-name="P63">States. Widget is themed → <text:span text:style-name="T3">state is a set of flags</text:span>.</text:p>
      <text:p text:style-name="P64">Set flags: combo.state([“disabled”, … ]). To clear flag – use “!disabled”.</text:p>
      <text:p text:style-name="P65">Check flags: combo.instate([“disabled”]). “!disabled” also works.</text:p>
      <text:p text:style-name="P66">“disabled” – makes combo non-responsive. There is no “normal” – clear by “!disabled”.</text:p>
      <text:p text:style-name="P67">&lt;&lt;ComboboxSelected&gt;&gt;</text:p>
      <text:p text:style-name="P55"/>
      <text:p text:style-name="P68"/>
      <text:p text:style-name="P69"/>
      <text:p text:style-name="P69">window.title("Temperature Converter")</text:p>
      <text:p text:style-name="P69">window.resizable(width=False, height=False)</text:p>
      <text:p text:style-name="P69"/>
      <text:p text:style-name="P69"/>
      <text:p text:style-name="P70"><text:span text:style-name="T57">Dialog to select file: </text:span><text:span text:style-name="T58">tkinter.filedialog.askopenfilename</text:span><text:span text:style-name="T57">(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1:05:01.444000000</meta:creation-date>
    <dc:date>2025-04-19T07:59:01.275000000</dc:date>
    <meta:editing-duration>P4DT12H29M22S</meta:editing-duration>
    <meta:editing-cycles>70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107" meta:word-count="877" meta:character-count="6663" meta:non-whitespace-character-count="5821"/>
  </office:meta>
</office:document-meta>
</file>